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44601e"/>
    </style:style>
    <style:style style:name="P3" style:family="paragraph" style:parent-style-name="Text_20_body">
      <style:text-properties officeooo:rsid="001fd452" officeooo:paragraph-rsid="0044601e"/>
    </style:style>
    <style:style style:name="P4" style:family="paragraph" style:parent-style-name="Text_20_body">
      <style:text-properties officeooo:rsid="0044601e" officeooo:paragraph-rsid="0044601e"/>
    </style:style>
    <style:style style:name="P5" style:family="paragraph" style:parent-style-name="Text_20_body">
      <style:text-properties officeooo:rsid="0045df31" officeooo:paragraph-rsid="0045df31"/>
    </style:style>
    <style:style style:name="P6" style:family="paragraph" style:parent-style-name="Text_20_body">
      <style:text-properties officeooo:rsid="0047ea41" officeooo:paragraph-rsid="0047ea41"/>
    </style:style>
    <style:style style:name="P7" style:family="paragraph" style:parent-style-name="Text_20_body">
      <style:text-properties officeooo:rsid="0047ea41" officeooo:paragraph-rsid="0047ea41"/>
    </style:style>
    <style:style style:name="P8" style:family="paragraph" style:parent-style-name="Text_20_body">
      <style:text-properties officeooo:rsid="004850fc" officeooo:paragraph-rsid="004850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44601e" style:font-weight-asian="normal" style:font-weight-complex="normal"/>
    </style:style>
    <style:style style:name="T5" style:family="text">
      <style:text-properties officeooo:rsid="0044601e"/>
    </style:style>
    <style:style style:name="T6" style:family="text">
      <style:text-properties officeooo:rsid="0047ea41"/>
    </style:style>
    <style:style style:name="T7" style:family="text">
      <style:text-properties officeooo:rsid="00481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Projekt - Personlista</text:span><text:line-break/><text:span text:style-name="T1">Datum:</text:span> 2013-<text:span text:style-name="T5">01-14</text:span><text:line-break/><text:span text:style-name="T1">Utvecklingsmiljö:</text:span> <text:span text:style-name="T3">Arch Linux x64, QT Creator IDE 3.0.0</text:span>, <text:span text:style-name="T5">QMake 2.01a, </text:span>G<text:span text:style-name="T3">CC</text:span> 4.8.2<text:line-break/></text:p>
      <text:h text:style-name="Heading_20_1" text:outline-level="1">Filer</text:h>
      <text:p text:style-name="P3"><text:span text:style-name="T5">ProjFunc.cpp<text:line-break/>ProjFunc.h<text:line-break/>ProjGlob.h<text:line-break/>ProjMain</text:span>.cpp<text:span text:style-name="T5"><text:line-break/>ProjStruct.h<text:line-break/>people.txt</text:span></text:p>
      <text:p text:style-name="P1"/>
      <text:h text:style-name="Heading_20_1" text:outline-level="1">Slutsatser och kommentarer</text:h>
      <text:p text:style-name="P4">Detta projekt hade en hel del kluriga problem. Som t.ex. att jämföra strängar utan hänsyn till versaler och gemener. I övrigt har <text:span text:style-name="T6">det mesta</text:span> flutit på utan större problem, med undantag för inläsningen från fil. <text:span text:style-name="T7">D</text:span>är höll <text:span text:style-name="T7">jag </text:span>på en längre stund med att konvertera double till sträng, läsa in i en stringstream o.s.v. innan jag sutligen fick in datan i structen inuti vectorn.</text:p>
      <text:p text:style-name="P5">Med hänsyn till dessa problem har jag valt att hoppa över extrauppgiften med krypteringen och har bara löst signatur svårighetsgrad 3 samt kontrollen om inmatade personer är unika.</text:p>
      <text:p text:style-name="P6">Jag har aldrig tidigare arbetat med vector, och väldigt lite med struct. Däremot har jag arbetat en del med klasser <text:span text:style-name="T7">och objekt </text:span>vilk<text:span text:style-name="T7">a</text:span> hanteras snarlikt, så arbetet har varit lärorikt. Projektet har också på ett bra sätt använt sig av de moment vi gått igenom i tidigare laborationsuppgifter och det kändes som en ganska lagom svårighetsgrad sett till tidigare innehåll.</text:p>
      <text:p text:style-name="P6">Överlag ett par mycket lärorika och intressanta dagar.</text:p>
      <text:p text:style-name="P8">OBS. att jag använt mig av double där det i kravspecifikationen står ”flyttal”. Detta för att double är standardflyttalet i C++ och prestanda inte är något problem i ett program av den här storlek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4-01-14T15:35:49.878522061</dc:date>
    <dc:creator>Thomas Nordenmark</dc:creator>
    <meta:editing-duration>PT1H22M</meta:editing-duration>
    <meta:editing-cycles>51</meta:editing-cycles>
    <meta:generator>LibreOffice/4.1.4.2$Linux_X86_64 LibreOffice_project/410m0$Build-2</meta:generator>
    <meta:document-statistic meta:table-count="0" meta:image-count="0" meta:object-count="0" meta:page-count="1" meta:paragraph-count="10" meta:word-count="229" meta:character-count="1459" meta:non-whitespace-character-count="1239"/>
  </office:meta>
</office:document-meta>
</file>